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6" style:family="text">
      <style:text-properties fo:font-size="15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19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24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 fo:font-style="italic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29" style:family="text">
      <style:text-properties fo:font-size="10.00pt" fo:font-weight="bold" fo:font-family="'Cambria Math'" style:font-family-asian="'Cambria Math'" style:font-family-complex="'Cambria Math'" fo:background-color="transparent" style:use-window-font-color="true"/>
    </style:style>
    <style:style style:name="T30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6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78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79" style:family="text">
      <style:text-properties fo:font-size="10.00pt" fo:font-weight="bold" style:text-underline-mode="continuous" style:text-underline-type="single" style:text-underline-style="solid" style:text-underline-width="normal" fo:font-family="'Liberation Mono'" style:font-family-asian="'Liberation Mono'" style:font-family-complex="'Liberation Mono'" fo:background-color="transparent" fo:color="#0000ff"/>
    </style:style>
    <style:style style:name="T80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81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0.00pt" fo:font-weight="normal" fo:font-family="'Liberation Mono'" style:font-family-asian="'Liberation Mono'" style:font-family-complex="'Liberation Mono'" fo:background-color="transparent" style:use-window-font-color="true"/>
    </style:style>
    <style:style style:name="T84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85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86" style:family="text">
      <style:text-properties fo:font-size="10.00pt" fo:font-weight="bold" fo:font-family="'Liberation Mono'" style:font-family-asian="'Liberation Mono'" style:font-family-complex="'Liberation Mono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20.00%" fo:text-align="center" fo:margin-bottom="7.00p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bottom="14.15p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Aaron Andal</text:span></text:p>
      <text:p text:style-name="P1"><text:span text:style-name="T1">M05<text:s/></text:span><text:span text:style-name="T2">–</text:span><text:span text:style-name="T3"><text:s/>Fonaments de maquinari</text:span></text:p>
      <text:p text:style-name="P1"><text:span text:style-name="T4"/></text:p>
      <text:p text:style-name="P1"><text:span text:style-name="T4"/></text:p>
      <text:p text:style-name="P2"><text:a xlink:href="https://gitlab.com/hisx-m05-fonaments-maquinari/uf2-public/raw/master/3-Gestio_Paquets_tarball/exercicis_install_tar.md"><text:span text:style-name="T6">Exercicis instal·lacions tar</text:span></text:a><text:span text:style-name="T7"/></text:p>
      <text:p text:style-name="P3"><text:span text:style-name="T7"/></text:p>
      <text:p text:style-name="P4"><text:span text:style-name="T8">### Exercicis instal·lació de fitxers tar </text:span></text:p>
      <text:p text:style-name="P5"><text:span text:style-name="T9"/></text:p>
      <text:p text:style-name="P5"><text:span text:style-name="T9"/></text:p>
      <text:p text:style-name="P5"><text:span text:style-name="T10">Instal·lació de paquets utilitzant fitxers `tarball` (*tgz/tar.gz*,</text:span></text:p>
      <text:p text:style-name="P5"><text:span text:style-name="T10">*tbz/tar.bz*, *txz/tar.xz*)</text:span></text:p>
      <text:p text:style-name="P5"><text:span text:style-name="T11"/></text:p>
      <text:p text:style-name="P5"><text:span text:style-name="T12">##### Exercici 1</text:span></text:p>
      <text:p text:style-name="P5"><text:span text:style-name="T13"/></text:p>
      <text:p text:style-name="P5"><text:span text:style-name="T14">Aquest tipus de paquet comprimit s'instal·la normalment en 4 etapes que amb</text:span></text:p>
      <text:p text:style-name="P5"><text:span text:style-name="T14">freqüència es descriuen en algun fitxer de tipus README o INSTALL (que es troba</text:span></text:p>
      <text:p text:style-name="P5"><text:span text:style-name="T14">a dintre del mateix paquet)</text:span></text:p>
      <text:p text:style-name="P5"><text:span text:style-name="T15"/></text:p>
      <text:p text:style-name="P5"><text:span text:style-name="T16">1. Descomprimir el paquet i entrar al directori pare del paquet descomprimit.</text:span></text:p>
      <text:p text:style-name="P5"><text:span text:style-name="T17"/></text:p>
      <text:p text:style-name="P5"><text:span text:style-name="T18">tar zxvf<text:s/></text:span><text:span text:style-name="T19">nom_fitxer</text:span></text:p>
      <text:p text:style-name="P5"><text:span text:style-name="T20"/></text:p>
      <text:p text:style-name="P5"><text:span text:style-name="T21">2. Comprovar que el nostre sistema té totes les dependències necessàries d'aquest programa.</text:span></text:p>
      <text:p text:style-name="P5"><text:span text:style-name="T22"/></text:p>
      <text:p text:style-name="P6"><text:span text:style-name="T23">Rpm -qR<text:s/></text:span><text:span text:style-name="T24">nom_fitxer</text:span></text:p>
      <text:p text:style-name="P7"><text:span text:style-name="T25"/></text:p>
      <text:p text:style-name="P7"><text:span text:style-name="T26">3. Compilar/generar l'executable, el binari i altres dades/fitxers necessaris.</text:span></text:p>
      <text:p text:style-name="P7"><text:span text:style-name="T27"/></text:p>
      <text:p text:style-name="P7"><text:span text:style-name="T28">Compilar<text:s/></text:span><text:span text:style-name="T29">→</text:span><text:span text:style-name="T30"><text:s/>./configure</text:span></text:p>
      <text:p text:style-name="P7"><text:span text:style-name="T31"/></text:p>
      <text:p text:style-name="P7"><text:span text:style-name="T32">4. Instal·lar les binaris (i altres fitxers de configuració) al nostre sistema.</text:span></text:p>
      <text:p text:style-name="P7"><text:span text:style-name="T33"/></text:p>
      <text:p text:style-name="P7"><text:span text:style-name="T34">make install</text:span></text:p>
      <text:p text:style-name="P7"><text:span text:style-name="T35"/></text:p>
      <text:p text:style-name="P7"><text:span text:style-name="T36">Tot i que poden haver diferències (en funció del llenguatge en el qual està</text:span></text:p>
      <text:p text:style-name="P7"><text:span text:style-name="T36">escrit el programa) quines són les ordres habituals per realitzar cadascuna</text:span></text:p>
      <text:p text:style-name="P7"><text:span text:style-name="T36">d'aquestes etapes?</text:span></text:p>
      <text:p text:style-name="P7"><text:span text:style-name="T37"/></text:p>
      <text:p text:style-name="P7"><text:span text:style-name="T38">##### Exercici 2</text:span></text:p>
      <text:p text:style-name="P7"><text:span text:style-name="T39"/></text:p>
      <text:p text:style-name="P7"><text:span text:style-name="T40">Alguna de les etapes anteriors necessita que siguem root (o utilitzar `sudo`)?</text:span></text:p>
      <text:p text:style-name="P7"><text:span text:style-name="T41"/></text:p>
      <text:p text:style-name="P7"><text:span text:style-name="T42">Es necessita permisos d’administrador root per poder compilar els fitxers necessaris i procedir a la instal·lació.</text:span></text:p>
      <text:p text:style-name="P7"><text:span text:style-name="T43"/></text:p>
      <text:p text:style-name="P7"><text:span text:style-name="T44">##### Exercici 3</text:span></text:p>
      <text:p text:style-name="P7"><text:span text:style-name="T45"/></text:p>
      <text:p text:style-name="P7"><text:span text:style-name="T46">L'etapa 2, el `./configure` si existeix, ens dirà el que ens falta, però si</text:span></text:p>
      <text:p text:style-name="P7"><text:span text:style-name="T46">anem a compilar/fabricar un executable necessitarem que el nostre sistema</text:span></text:p>
      <text:p text:style-name="P7"><text:span text:style-name="T46">tingui les eines de desenvolupament que ens permetran fabricar un binari a</text:span></text:p>
      <text:p text:style-name="P7"><text:span text:style-name="T46">partir d'un fitxer de C, C++, Python ...</text:span></text:p>
      <text:p text:style-name="P7"><text:span text:style-name="T47"/></text:p>
      <text:p text:style-name="P7"><text:span text:style-name="T48">Quina ordre ens instal·laria el necessari per fer això en una distribució</text:span></text:p>
      <text:p text:style-name="P7"><text:span text:style-name="T48">*Debian*?</text:span></text:p>
      <text:p text:style-name="P7"><text:span text:style-name="T49">apt-get install</text:span></text:p>
      <text:p text:style-name="P7"><text:span text:style-name="T50">I en una *Fedora*?</text:span></text:p>
      <text:p text:style-name="P7"><text:span text:style-name="T51">dnf install</text:span></text:p>
      <text:p text:style-name="P7"><text:span text:style-name="T52">##### Exercici 4</text:span></text:p>
      <text:p text:style-name="P7"><text:span text:style-name="T53"/></text:p>
      <text:p text:style-name="P7"><text:span text:style-name="T54">Instal·la a *Debian* el programa *sopcast*. Fes servir [aquesta</text:span></text:p>
      <text:p text:style-name="P7"><text:span text:style-name="T54">adreça](http://ronlut.blogspot.com.es/2014/06/installing-sopcast-on-debian-jessie-64.html)</text:span></text:p>
      <text:p text:style-name="P7"><text:span text:style-name="T54">tenint en compte que les instruccions estan fetes per a una versio anterior.</text:span></text:p>
      <text:p text:style-name="P7"><text:span text:style-name="T55"/></text:p>
      <text:p text:style-name="P7"><text:span text:style-name="T56">L'enllaç de sopcast està trencat. A la web de [Google Code es troba la versió</text:span></text:p>
      <text:p text:style-name="P7"><text:span text:style-name="T56">0.8.5](https://storage.googleapis.com/google-code-archive-downloads/v2/code.google.com/sopcast-player/sopcast-player-0.8.5.tar.gz)</text:span></text:p>
      <text:p text:style-name="P7"><text:span text:style-name="T57"/></text:p>
      <text:p text:style-name="P7"><text:span text:style-name="T58">su -l</text:span></text:p>
      <text:p text:style-name="P7"><text:span text:style-name="T58">tar -xzvf sopcast-player-0.8.5.tar.gz</text:span></text:p>
      <text:p text:style-name="P7"><text:span text:style-name="T58">cd sopcast-player</text:span></text:p>
      <text:p text:style-name="P7"><text:span text:style-name="T58">chmod a+x ./MakeFile</text:span></text:p>
      <text:p text:style-name="P7"><text:span text:style-name="T58">./Makefile OR make</text:span></text:p>
      <text:p text:style-name="P7"><text:span text:style-name="T59"/></text:p>
      <text:p text:style-name="P7"><text:span text:style-name="T59"/></text:p>
      <text:p text:style-name="P7"><text:span text:style-name="T60">##### Exercici 5</text:span></text:p>
      <text:p text:style-name="P7"><text:span text:style-name="T61"/></text:p>
      <text:p text:style-name="P7"><text:span text:style-name="T62">Instal·leu a *Fedora* el programa de consola jq per poder tractar els fitxers [json](https://en.wikipedia.org/wiki/JSON#Example).</text:span></text:p>
      <text:p text:style-name="P7"><text:span text:style-name="T63"/></text:p>
      <text:p text:style-name="P7"><text:span text:style-name="T64">dnf install jq</text:span></text:p>
      <text:p text:style-name="P7"><text:span text:style-name="T65"/></text:p>
      <text:p text:style-name="P7"><text:span text:style-name="T66">però ho instal·larem de forma manual</text:span></text:p>
      <text:p text:style-name="P7"><text:span text:style-name="T67"><text:s/></text:span></text:p>
      <text:p text:style-name="P7"><text:span text:style-name="T67">A qualsevol distribució GNU/Linux ja tenim un paquet que normalment no és la darrera versió del programa. Per fer servir la darrera versió hem de baixar-nos el repositori git corresponent. Si volguéssim fer això podríem seguir les instruccions que es troben a (la seva pàgina web)[https://stedolan.github.io/jq/download/].</text:span></text:p>
      <text:p text:style-name="P7"><text:span text:style-name="T68"/></text:p>
      <text:p text:style-name="P7"><text:span text:style-name="T69">Nosaltres el que farem serà treballar amb el codi (*sources*), per a això ens baixarem el paquet que es troba en [aquest enllaç](https://github.com/stedolan/jq/releases/download/jq-1.5/jq-1.5.tar.gz) i seguirem les etapes habituals.</text:span></text:p>
      <text:p text:style-name="P7"><text:span text:style-name="T70"/></text:p>
      <text:p text:style-name="P7"><text:span text:style-name="T71">tar -zvxf jq-1.5/jq-1.5.tar.gz</text:span></text:p>
      <text:p text:style-name="P7"><text:span text:style-name="T71">./configure</text:span></text:p>
      <text:p text:style-name="P7"><text:span text:style-name="T71">make</text:span></text:p>
      <text:p text:style-name="P7"><text:span text:style-name="T71">make install</text:span></text:p>
      <text:p text:style-name="P7"><text:span text:style-name="T72"/></text:p>
      <text:p text:style-name="P7"><text:span text:style-name="T73">Un cop instal·lat podem treballar amb un exemple, farem servir el fitxer JSON que conté la [informació dels bicings de Barcelona](http://api.citybik.es/bicing.json).</text:span></text:p>
      <text:p text:style-name="P7"><text:span text:style-name="T74"/></text:p>
      <text:p text:style-name="P7"><text:span text:style-name="T75">Podeu fer servir l'ordre:</text:span></text:p>
      <text:p text:style-name="P7"><text:span text:style-name="T76"/></text:p>
      <text:p text:style-name="P7"><text:span text:style-name="T77">```</text:span></text:p>
      <text:p text:style-name="P7"><text:span text:style-name="T78">curl<text:s/></text:span><text:a xlink:href="http://api.citybik.es/bicing.json"><text:span text:style-name="T79">http://api.citybik.es/bicing.json</text:span></text:a><text:span text:style-name="T80"><text:s/>&gt; bicing.json</text:span></text:p>
      <text:p text:style-name="P7"><text:span text:style-name="T80"><text:s text:c="2"/>% Total<text:s text:c="4"/>% Received % Xferd<text:s text:c="2"/>Average Speed<text:s text:c="3"/>Time<text:s text:c="4"/>Time<text:s text:c="5"/>Time<text:s text:c="2"/>Current</text:span></text:p>
      <text:p text:style-name="P7"><text:span text:style-name="T80"><text:s text:c="33"/>Dload<text:s text:c="2"/>Upload<text:s text:c="3"/>Total<text:s text:c="3"/>Spent<text:s text:c="4"/>Left<text:s text:c="2"/>Speed</text:span></text:p>
      <text:p text:style-name="P7"><text:span text:style-name="T80">100<text:s text:c="2"/>105k<text:s text:c="2"/>100<text:s text:c="2"/>105k<text:s text:c="4"/>0<text:s text:c="5"/>0<text:s text:c="3"/>244k<text:s text:c="6"/>0 --:--:-- --:--:-- --:--:--<text:s text:c="2"/>243k</text:span></text:p>
      <text:p text:style-name="P7"><text:span text:style-name="T80"/></text:p>
      <text:p text:style-name="P7"><text:span text:style-name="T81">```</text:span></text:p>
      <text:p text:style-name="P7"><text:span text:style-name="T81">I jugar amb aquest fitxer.</text:span></text:p>
      <text:p text:style-name="P7"><text:span text:style-name="T81"/></text:p>
      <text:p text:style-name="P7"><text:span text:style-name="T81"/></text:p>
      <text:p text:style-name="P7"><text:span text:style-name="T81">Per exemple si volgués trobar la següent informació:</text:span></text:p>
      <text:p text:style-name="P7"><text:span text:style-name="T82"/></text:p>
      <text:p text:style-name="P7"><text:span text:style-name="T83">1. Mostra quin tipus d'argument (arrai, nombres, objectes ...) representa el</text:span></text:p>
      <text:p text:style-name="P7"><text:span text:style-name="T83"><text:s text:c="3"/>fitxer *JSON*.</text:span></text:p>
      <text:p text:style-name="P7"><text:span text:style-name="T83">2. Mostra quants elements hi ha. </text:span></text:p>
      <text:p text:style-name="P7"><text:span text:style-name="T83">3. Mostra tota la informació de tots els elements (sabent que tenim un arrai).</text:span></text:p>
      <text:p text:style-name="P7"><text:span text:style-name="T83">4. Mostra tota la informació de l'element 0 de l'arrai.</text:span></text:p>
      <text:p text:style-name="P7"><text:span text:style-name="T83">5. Mostra el camp *name* de tots els elements (sabent que tenim un arrai).</text:span></text:p>
      <text:p text:style-name="P7"><text:span text:style-name="T83">6. Mostra tota la informació d'aquells elements que tinguin el camp *bikes*</text:span></text:p>
      <text:p text:style-name="P7"><text:span text:style-name="T83"><text:s text:c="3"/>superior a 30 (més de 30 bicis disponibles)</text:span></text:p>
      <text:p text:style-name="P7"><text:span text:style-name="T83">7. Mostra el nom d'aquells elements que tinguin el camp *bikes* superior a 30</text:span></text:p>
      <text:p text:style-name="P7"><text:span text:style-name="T83"><text:s text:c="3"/>(més de 30 bicis disponibles)</text:span></text:p>
      <text:p text:style-name="P7"><text:span text:style-name="T83">8. Mostra tota la informació d'aquells elements que al seu camp *name*</text:span></text:p>
      <text:p text:style-name="P7"><text:span text:style-name="T83"><text:s text:c="3"/>contingui la cadena "ROSSELLÓ" i el camp *bikes* superior a 10.</text:span></text:p>
      <text:p text:style-name="P7"><text:span text:style-name="T83"/></text:p>
      <text:p text:style-name="P7"><text:span text:style-name="T83">Hauria d'executar, respectivament les següents ordres a la consola:</text:span></text:p>
      <text:p text:style-name="P7"><text:span text:style-name="T83"/></text:p>
      <text:p text:style-name="P7"><text:span text:style-name="T83">```</text:span></text:p>
      <text:p text:style-name="P7"><text:span text:style-name="T84">cat bicing.json<text:s text:c="2"/>| jq type</text:span></text:p>
      <text:p text:style-name="P7"><text:span text:style-name="T84">cat bicing.json<text:s text:c="2"/>| jq length</text:span></text:p>
      <text:p text:style-name="P7"><text:span text:style-name="T84">cat bicing.json<text:s text:c="2"/>| jq '.[]'</text:span></text:p>
      <text:p text:style-name="P7"><text:span text:style-name="T84">cat bicing.json<text:s text:c="2"/>| jq '.[0]'</text:span></text:p>
      <text:p text:style-name="P7"><text:span text:style-name="T84">cat bicing.json<text:s text:c="2"/>| jq '.[].name'</text:span></text:p>
      <text:p text:style-name="P7"><text:span text:style-name="T84">cat bicing.json<text:s text:c="2"/>| jq '.[] | select (.bikes &gt; 30)'</text:span></text:p>
      <text:p text:style-name="P7"><text:span text:style-name="T84">cat bicing.json<text:s text:c="2"/>| jq '.[] | select (.bikes &gt; 30) | .name'</text:span></text:p>
      <text:p text:style-name="P7"><text:span text:style-name="T85">cat bicing.json<text:s text:c="2"/>| jq '.[] | select (.bikes &gt; 30) | .name'='ROSELLÓ'</text:span><text:span text:style-name="T86"/></text:p>
      <text:p text:style-name="P7"><text:span text:style-name="T86">echo "aquest no me'l diu el profe i l'he de fer jo"</text:span><text:span text:style-name="T8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